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24pt" style:font-size-asian="21pt" style:font-size-complex="2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Minutes / Shit to do – 30/1/2013</text:p>
      <text:p text:style-name="Standard"/>
      <text:p text:style-name="P3">Bold <text:span text:style-name="T1">- Done</text:span></text:p>
      <text:p text:style-name="Standard"/>
      <text:list xml:id="list2003040416" text:style-name="L1">
        <text:list-item>
          <text:p text:style-name="P1">List of sites where students can get sequences from on first page</text:p>
        </text:list-item>
        <text:list-item>
          <text:p text:style-name="P1">Initial page including rules + general outline</text:p>
        </text:list-item>
        <text:list-item>
          <text:p text:style-name="P1">sequences can include 'n' – leave these in but make sure they are not in the target sequence</text:p>
        </text:list-item>
        <text:list-item>
          <text:p text:style-name="P1">any page with button that says 'Next/go' should just be 'Next' – also, some shit about arrows</text:p>
        </text:list-item>
        <text:list-item>
          <text:p text:style-name="P1">limit target sequence to 1400 bases</text:p>
        </text:list-item>
        <text:list-item>
          <text:p text:style-name="P1">Tab showing both strands!!!!!!!!!!!!!!!!!!!!!!!!!!!!!!!!!!!!!!!!!!!!!</text:p>
        </text:list-item>
        <text:list-item>
          <text:p text:style-name="P1">Emphasise strand orientation (5'-3' or 3'-5')</text:p>
        </text:list-item>
        <text:list-item>
          <text:p text:style-name="P1">Fix line numbers box</text:p>
        </text:list-item>
        <text:list-item>
          <text:p text:style-name="P1">Original-&gt;DNA Sequence, Both-&gt;Double Stranded (view)</text:p>
        </text:list-item>
        <text:list-item>
          <text:p text:style-name="P1">DYNAMIC HIGHLIGHTING FFS – Ross note: I will do this, seems to have been abandoned multiple times and it's bugging me</text:p>
        </text:list-item>
        <text:list-item>
          <text:p text:style-name="P2">Changed some of the text on AreaSelection, PrimerSelection and Design Rules page to be less computing-like and more human-like</text:p>
        </text:list-item>
        <text:list-item>
          <text:p text:style-name="P1">Fix parsing on PrimerSelection which has inexplicably broken</text:p>
        </text:list-item>
        <text:list-item>
          <text:p text:style-name="P1">List rules which pass as well as those which fail, for some reason</text:p>
        </text:list-item>
        <text:list-item>
          <text:p text:style-name="P1">Typo on isUnique output</text:p>
        </text:list-item>
        <text:list-item>
          <text:p text:style-name="P1">Change 'violate' to less severe</text:p>
        </text:list-item>
        <text:list-item>
          <text:p text:style-name="P1">Reverse the complementary strand – Emphasise orientation</text:p>
        </text:list-item>
        <text:list-item>
          <text:p text:style-name="P1">Final Melting Temperature -&gt; Melting Temperature</text:p>
        </text:list-item>
        <text:list-item>
          <text:p text:style-name="P1">Fix typos on Melting Temperature</text:p>
        </text:list-item>
        <text:list-item>
          <text:p text:style-name="P1">Make primers on Melt. Temp. Highlight-able</text:p>
        </text:list-item>
        <text:list-item>
          <text:p text:style-name="P1">Check if primers can be automatically entered into primer blast site</text:p>
        </text:list-item>
        <text:list-item>
          <text:p text:style-name="P1">on Melt. Temp. 'Next' should be 'See Animation'</text:p>
        </text:list-item>
        <text:list-item>
          <text:p text:style-name="P1">Make text entry boxes on PrimerSelection slightly larger because g's look q's, apparently</text:p>
        </text:list-item>
        <text:list-item>
          <text:p text:style-name="P1">Animation should include Back/End buttons</text:p>
        </text:list-item>
        <text:list-item>
          <text:p text:style-name="P1">Animation should be controlled by buttons instead of a timer</text:p>
        </text:list-item>
      </text:list>
      <text:p text:style-name="Standard"/>
      <text:p text:style-name="P4">QUESTIONNAIRE + .jar FOR MONDAY !!!!!!!!!!!!!!!!!!!!!!!!!!!!!!!!!!!!!!!!!!!!!!!!!!!!!!!!!!!!!!!!!!!!!!!!!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Taylor</meta:initial-creator>
    <meta:creation-date>2013-01-30T12:19:18</meta:creation-date>
    <meta:document-statistic meta:table-count="0" meta:image-count="0" meta:object-count="0" meta:page-count="1" meta:paragraph-count="27" meta:word-count="261" meta:character-count="1618" meta:non-whitespace-character-count="1408"/>
    <dc:date>2013-01-30T12:49:29</dc:date>
    <dc:creator>Ross Taylor</dc:creator>
    <meta:editing-duration>PT13M41S</meta:editing-duration>
    <meta:editing-cycles>1</meta:editing-cycles>
    <meta:generator>LibreOffice/3.4$Unix LibreOffice_project/340m1$Build-502</meta:generator>
  </office:meta>
</office:document-meta>
</file>